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2cm"/>
    </style:style>
    <style:style style:name="Tabulka1.B" style:family="table-column">
      <style:table-column-properties style:column-width="12.11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Standard" style:master-page-name="First_20_Page">
      <style:paragraph-properties fo:text-align="end" style:justify-single-word="false" style:page-number="auto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>
        <style:tab-stops>
          <style:tab-stop style:position="4.286cm"/>
        </style:tab-stops>
      </style:paragraph-properties>
    </style:style>
    <style:style style:name="T1" style:family="text">
      <style:text-properties fo:background-color="#ffffff" loext:char-shading-value="0"/>
    </style:style>
    <style:style style:name="T2" style:family="text">
      <style:text-properties fo:background-color="#ffffff"/>
    </style:style>
    <style:style style:name="T3" style:family="text">
      <style:text-properties fo:font-weight="bold" fo:background-color="#ffffff" loext:char-shading-value="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Liberation Sans1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p. zn. RP #4342 </text:span></text:p>
      <text:p text:style-name="P2"><text:span text:style-name="T1">Zadávací list </text:span></text:p>
      <text:p text:style-name="P3"><text:span text:style-name="T1">Smluvní strany uzavírají dohodu za následujících podmínek:</text:span>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3">Zadavatel</text:span><text:span text:style-name="T1">:</text:span></text:p>
          </table:table-cell>
          <table:table-cell table:style-name="Tabulka1.A1" office:value-type="string">
            <text:p text:style-name="P6"><text:span text:style-name="T4">Česká pirátská strana, </text:span>organizační složka: republikové předsednictvo</text:p>
            <text:p text:style-name="P6">zastoupena: Mgr. Jakubem Michálkem, místopředsedou strany</text:p>
            <text:p text:style-name="P6">e-mail: <text:a xlink:type="simple" xlink:href="mailto:jakub.michalek@pirati.cz" text:style-name="Internet_20_link" text:visited-style-name="Visited_20_Internet_20_Link">jakub.michalek@pirati.cz</text:a> </text:p>
            <text:p text:style-name="P6">kontaktní osobou je vedoucí právního týmu nebo jiný osoba pověřená republikovým předsednictvem</text:p>
            <text:p text:style-name="P6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Dodavatel</text:span><text:span text:style-name="T1">:</text:span></text:p>
          </table:table-cell>
          <table:table-cell table:style-name="Tabulka1.A1" office:value-type="string">
            <text:p text:style-name="Table_20_Contents">Jméno: Viktorie Kalhousová </text:p>
            <text:p text:style-name="P7">není podnikatel, ročník: ................ město bydliště: ...........................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Zadané úkoly</text:span><text:span text:style-name="T1">:</text:span></text:p>
          </table:table-cell>
          <table:table-cell table:style-name="Tabulka1.A1" office:value-type="string">
            <text:p text:style-name="Table_20_Contents">člen právního týmu</text:p>
            <text:p text:style-name="Table_20_Contents">plnění úkolů bude evidováno v projektovém systému zadavatele na adrese <text:a xlink:type="simple" xlink:href="http://redmine.pirati.cz/" text:style-name="Internet_20_link" text:visited-style-name="Visited_20_Internet_20_Link"><text:span text:style-name="Internet_20_link">http://redmine.pirati.cz</text:span></text:a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Časová náročnost</text:span>:</text:p>
          </table:table-cell>
          <table:table-cell table:style-name="Tabulka1.A1" office:value-type="string">
            <text:p text:style-name="Table_20_Contents">Odhad do 300 h ročně (slovy: do tří seti hodin ročně)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Smluvní typ</text:span><text:span text:style-name="T1">:</text:span></text:p>
          </table:table-cell>
          <table:table-cell table:style-name="Tabulka1.A1" office:value-type="string">
            <text:p text:style-name="Table_20_Contents">dohoda o provedení práce <text:tab/> 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Místo plnění</text:span><text:span text:style-name="T1">:</text:span></text:p>
          </table:table-cell>
          <table:table-cell table:style-name="Tabulka1.A1" office:value-type="string">
            <text:p text:style-name="Table_20_Contents"><text:span text:style-name="T1">Česká republika, lze z domova, případně dle domluvy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Odměna</text:span><text:span text:style-name="T1">:</text:span></text:p>
          </table:table-cell>
          <table:table-cell table:style-name="Tabulka1.A1" office:value-type="string">
            <text:p text:style-name="Table_20_Contents">---160 Kč/hod (slovy: stošedesát korun českých za hodinu)</text:p>
            <text:p text:style-name="Table_20_Contents">odměna se vyplácí průběžně a zahrnuje i případný daňový odvod a náklady na veřejné pojištění, pokud se platí<text:bookmark text:name="_GoBack"/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Termín provedení</text:span><text:span text:style-name="T1">:</text:span></text:p>
          </table:table-cell>
          <table:table-cell table:style-name="Tabulka1.A1" office:value-type="string">
            <text:p text:style-name="Table_20_Contents"><text:span text:style-name="T1">na dobu neurčitou</text:span></text:p>
          </table:table-cell>
        </table:table-row>
      </table:table>
      <text:p text:style-name="P4"><text:span text:style-name="T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2">https://www.pirati.cz/rules/ppu</text:span></text:span></text:a><text:span text:style-name="T1">&gt;, s nimiž se smluvní strany seznámily a zavazují se je dodržovat. Na důkaz seznámení se s podmínkami a uzavření smlouvy připojují smluvní strany své podpisy:</text:span></text:p>
      <text:p text:style-name="P4"><text:span text:style-name="T1">V Praze dne 5. 1. 2017</text:span></text:p>
      <text:p text:style-name="P4"><text:span text:style-name="T1">Za zadavatele: </text:span></text:p>
      <text:p text:style-name="P4"><text:span text:style-name="T1">…....................................................<text:tab/></text:span></text:p>
      <text:p text:style-name="P4"><text:span text:style-name="T1">Za dodavatele: </text:span></text:p>
      <text:p text:style-name="P4"><text:span text:style-name="T1">…...................................................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punctuation-wrap="hanging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5" style:list-style-name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/>
    </style:style>
    <style:style style:name="List_20_3" style:display-name="List 3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itace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T1" style:family="text">
      <style:text-properties style:font-name-complex="Liberation Sans1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Picture" text:anchor-type="char" svg:x="0cm" svg:y="0.002cm" svg:width="5.666cm" svg:height="2.346cm" draw:z-index="0"><draw:image xlink:href="Pictures/100002010000044A000001C7F4337A9B639EA78B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dc:creator>Michálek Jakub (ZHMP)</dc:creator>
    <meta:editing-cycles>2</meta:editing-cycles>
    <meta:print-date>2017-01-05T13:53:00</meta:print-date>
    <meta:creation-date>2017-01-05T13:53:00</meta:creation-date>
    <dc:date>2017-01-05T13:53:00</dc:date>
    <dc:language>cs-CZ</dc:language>
    <meta:editing-duration>P0D</meta:editing-duration>
    <meta:generator>LibreOffice/5.1.4.2$Linux_X86_64 LibreOffice_project/10m0$Build-2</meta:generator>
    <meta:document-statistic meta:table-count="1" meta:image-count="1" meta:object-count="0" meta:page-count="1" meta:paragraph-count="32" meta:word-count="183" meta:character-count="1428" meta:non-whitespace-character-count="1267"/>
    <meta:user-defined meta:name="AppVersion">14.0000</meta:user-defined>
    <meta:user-defined meta:name="Company">MHM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